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</table:table-row>
        <table:table-row table:style-name="ro1" table:number-rows-repeated="4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58])" office:value-type="float" office:value="203">
            <text:p>203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59]" office:value-type="float" office:value="203">
            <text:p>203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354">
            <text:p>3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27/03/2012</text:date>, <text:time>17:20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3-27T17:20:04</dc:date>
    <meta:editing-duration>PT55M33S</meta:editing-duration>
    <meta:editing-cycles>74</meta:editing-cycles>
    <meta:generator>LibreOffice/3.4$Unix LibreOffice_project/340m1$Build-302</meta:generator>
    <meta:document-statistic meta:table-count="5" meta:cell-count="212" meta:object-count="0"/>
  </office:meta>
</office:document-meta>
</file>